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ded" officeooo:paragraph-rsid="00082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gpg_lagrs1</text:p>
      <text:p text:style-name="P1">2: gpg_lagrs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2:53:26.012604475</meta:creation-date>
    <dc:date>2020-10-26T12:54:21.306818505</dc:date>
    <meta:editing-duration>PT1M13S</meta:editing-duration>
    <meta:editing-cycles>1</meta:editing-cycles>
    <meta:document-statistic meta:table-count="0" meta:image-count="0" meta:object-count="0" meta:page-count="1" meta:paragraph-count="2" meta:word-count="4" meta:character-count="26" meta:non-whitespace-character-count="24"/>
    <meta:generator>LibreOffice/6.0.7.3$Linux_X86_64 LibreOffice_project/00m0$Build-3</meta:generator>
  </office:meta>
</office:document-meta>
</file>